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2cm" fo:min-width="3.31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91cm" svg:height="13.208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6.14cm" svg:y="3.57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18.78cm" svg:y="3.57cm">
          <text:p text:style-name="P2"><text:span text:style-name="T1">DB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4" draw:text-style-name="P5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5" draw:text-style-name="P7" xml:id="id4" draw:id="id4" draw:layer="layout" svg:width="3.81cm" svg:height="1.27cm" svg:x="18.78cm" svg:y="11.12cm">
          <text:p text:style-name="P6"><text:span text:style-name="T1">Metadat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4" draw:text-style-name="P5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2" draw:text-style-name="P3" xml:id="id3" draw:id="id3" draw:layer="layout" svg:width="3.81cm" svg:height="1.27cm" svg:x="18.78cm" svg:y="7.37cm">
          <text:p text:style-name="P2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4" draw:text-style-name="P5" draw:layer="layout" svg:width="1.463cm" svg:height="0.674cm" svg:x="19.254cm" svg:y="6.681cm">
          <draw:text-box>
            <text:p><text:span text:style-name="T2">0..*</text:span></text:p>
          </draw:text-box>
        </draw:frame>
        <draw:frame draw:style-name="gr4" draw:text-style-name="P5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6" draw:text-style-name="P8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5" draw:text-style-name="P3" xml:id="id5" draw:id="id5" draw:layer="layout" svg:width="3.81cm" svg:height="1.27cm" svg:x="12.46cm" svg:y="6.07cm">
          <text:p text:style-name="P2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6" draw:text-style-name="P8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g>
          <draw:custom-shape draw:style-name="gr7" draw:text-style-name="P9" draw:layer="layout" svg:width="0.571cm" svg:height="0.318cm" draw:transform="rotate (-1.5707963267949) translate (16.342cm 3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custom-shape draw:style-name="gr5" draw:text-style-name="P3" xml:id="id7" draw:id="id7" draw:layer="layout" svg:width="3.81cm" svg:height="1.27cm" svg:x="12.46cm" svg:y="11.1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8.78cm" svg:y1="11.755cm" svg:x2="16.27cm" svg:y2="11.755cm" draw:start-shape="id4" draw:start-glue-point="3" draw:end-shape="id7" svg:d="M18780 11755h-2510" svg:viewBox="0 0 2511 1">
          <text:p/>
        </draw:connector>
        <draw:frame draw:style-name="gr4" draw:text-style-name="P5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4" draw:text-style-name="P5" draw:layer="layout" svg:width="0.635cm" svg:height="0.674cm" svg:x="16.229cm" svg:y="11.058cm">
          <draw:text-box>
            <text:p><text:span text:style-name="T2">1</text:span></text:p>
          </draw:text-box>
        </draw:frame>
        <draw:custom-shape draw:style-name="gr5" draw:text-style-name="P3" xml:id="id8" draw:id="id8" draw:layer="layout" svg:width="3.81cm" svg:height="1.27cm" svg:x="8.66cm" svg:y="15.02cm">
          <text:p text:style-name="P2"><text:span text:style-name="T1">XMLDocu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3.81cm" svg:height="1.27cm" svg:x="16.26cm" svg:y="15.02cm">
          <text:p text:style-name="P2"><text:span text:style-name="T1">PDFDocumen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<text:p/>
        </draw:connector>
        <draw:connector draw:style-name="gr8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<text:p/>
        </draw:connector>
      </draw:page>
      <draw:page draw:name="page2" draw:style-name="dp1" draw:master-page-name="Standard">
        <draw:custom-shape draw:style-name="gr9" draw:text-style-name="P3" xml:id="id11" draw:id="id11" draw:layer="layout" svg:width="3.81cm" svg:height="1.27cm" svg:x="12.38cm" svg:y="3.57cm">
          <text:p text:style-name="P2"><text:span text:style-name="T1">Bas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81cm" svg:height="1.27cm" svg:x="4.78cm" svg:y="7.37cm">
          <text:p text:style-name="P2"><text:span text:style-name="T1">Keystor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2" draw:id="id12" draw:layer="layout" svg:width="3.81cm" svg:height="1.27cm" svg:x="9.88cm" svg:y="7.37cm">
          <text:p text:style-name="P2"><text:span text:style-name="T1">Session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81cm" svg:height="1.27cm" svg:x="14.98cm" svg:y="7.37cm">
          <text:p text:style-name="P2"><text:span text:style-name="T1">Document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3.81cm" svg:height="1.27cm" svg:x="19.98cm" svg:y="7.37cm">
          <text:p text:style-name="P2"><text:span text:style-name="T1">DocumentR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.685cm" svg:y1="7.37cm" svg:x2="14.285cm" svg:y2="4.84cm" draw:start-shape="id10" draw:start-glue-point="0" draw:end-shape="id11" draw:end-glue-point="2" svg:d="M6685 7370v-1265h7600v-1265" svg:viewBox="0 0 7601 2531">
          <text:p/>
        </draw:connector>
        <draw:connector draw:style-name="gr11" draw:text-style-name="P8" draw:layer="layout" svg:x1="17.952cm" svg:y1="2.939cm" svg:x2="17.952cm" svg:y2="2.9cm" svg:d="M17952 2939v-39" svg:viewBox="0 0 1 40">
          <text:p/>
        </draw:connector>
        <draw:connector draw:style-name="gr12" draw:text-style-name="P8" draw:layer="layout" svg:x1="11.785cm" svg:y1="7.37cm" svg:x2="14.285cm" svg:y2="4.84cm" draw:start-shape="id12" draw:start-glue-point="0" draw:end-shape="id11" draw:end-glue-point="2" svg:d="M11785 7370v-1265h2500v-1265" svg:viewBox="0 0 2501 2531">
          <text:p/>
        </draw:connector>
        <draw:connector draw:style-name="gr12" draw:text-style-name="P8" draw:layer="layout" svg:x1="16.885cm" svg:y1="7.37cm" svg:x2="14.285cm" svg:y2="4.84cm" draw:start-shape="id13" draw:start-glue-point="0" draw:end-shape="id11" draw:end-glue-point="2" svg:d="M16885 7370v-1265h-2600v-1265" svg:viewBox="0 0 2601 2531">
          <text:p/>
        </draw:connector>
        <draw:connector draw:style-name="gr12" draw:text-style-name="P8" draw:layer="layout" svg:x1="21.885cm" svg:y1="7.37cm" svg:x2="14.285cm" svg:y2="4.84cm" draw:start-shape="id14" draw:start-glue-point="0" draw:end-shape="id11" draw:end-glue-point="2" svg:d="M21885 7370v-1265h-7600v-1265" svg:viewBox="0 0 7601 25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4-28T15:18:05.446000000</dc:date>
    <meta:editing-duration>PT3H49M37S</meta:editing-duration>
    <meta:editing-cycles>19</meta:editing-cycles>
    <meta:generator>LibreOffice/6.4.6.2$Windows_X86_64 LibreOffice_project/0ce51a4fd21bff07a5c061082cc82c5ed232f115</meta:generator>
    <meta:document-statistic meta:object-count="37"/>
  </office:meta>
</office:document-meta>
</file>